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200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8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7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1416" calcext:value-type="float">
            <text:p>80.6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344" calcext:value-type="float">
            <text:p>81.6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3072" calcext:value-type="float">
            <text:p>90.8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5016" calcext:value-type="float">
            <text:p>101.8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6544" calcext:value-type="float">
            <text:p>104.9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8232" calcext:value-type="float">
            <text:p>105.4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5328" calcext:value-type="float">
            <text:p>105.8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5848" calcext:value-type="float">
            <text:p>106.2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9016" calcext:value-type="float">
            <text:p>107.1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0496" calcext:value-type="float">
            <text:p>107.6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7384" calcext:value-type="float">
            <text:p>107.8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152" calcext:value-type="float">
            <text:p>108.6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3744" calcext:value-type="float">
            <text:p>109.2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8264" calcext:value-type="float">
            <text:p>111.0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8968" calcext:value-type="float">
            <text:p>112.1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7856" calcext:value-type="float">
            <text:p>116.9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508" calcext:value-type="float">
            <text:p>116.8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006111300401</text:p>
          </table:table-cell>
          <table:table-cell office:value-type="string" calcext:value-type="string">
            <text:p>196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3472" calcext:value-type="float">
            <text:p>116.9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56" meta:object-count="0"/>
    <meta:user-defined meta:name="AppVersion">3.0</meta:user-defined>
  </office:meta>
</office:document-meta>
</file>